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2D8C3FDB00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181in" svg:y="0in" svg:width="1.4598in" svg:height="1.9in" draw:z-index="0"><draw:image xlink:href="Pictures/1000000000000230000002D8C3FDB002.png" xlink:type="simple" xlink:show="embed" xlink:actuate="onLoad"/></draw:frame><draw:circle text:anchor-type="paragraph" draw:z-index="1" draw:style-name="gr1" draw:text-style-name="P1" svg:width="0.1217in" svg:height="0.1224in" svg:x="1.0457in" svg:y="1.3717in"><text:p/></draw:circle><draw:circle text:anchor-type="paragraph" draw:z-index="2" draw:style-name="gr1" draw:text-style-name="P1" svg:width="0.1217in" svg:height="0.1224in" svg:x="0.8618in" svg:y="1.2492in"><text:p/></draw:circle><draw:circle text:anchor-type="paragraph" draw:z-index="3" draw:style-name="gr1" draw:text-style-name="P1" svg:width="0.1217in" svg:height="0.1224in" svg:x="0.8571in" svg:y="1.489in"><text:p/></draw:circle><draw:circle text:anchor-type="paragraph" draw:z-index="4" draw:style-name="gr1" draw:text-style-name="P1" svg:width="0.1217in" svg:height="0.1224in" svg:x="0.3563in" svg:y="0.7992in"><text:p/></draw:circle><draw:circle text:anchor-type="paragraph" draw:z-index="5" draw:style-name="gr1" draw:text-style-name="P1" svg:width="0.1217in" svg:height="0.1224in" svg:x="0.3618in" svg:y="0.3957in"><text:p/></draw:circl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vin Sidwar</meta:initial-creator>
    <meta:creation-date>2012-07-20T11:16:04.98</meta:creation-date>
    <dc:date>2012-07-20T11:29:16.19</dc:date>
    <dc:creator>Kevin Sidwar</dc:creator>
    <meta:editing-duration>PT00H13M11S</meta:editing-duration>
    <meta:editing-cycles>3</meta:editing-cycles>
    <meta:generator>OpenOffice.org/3.2$Win32 OpenOffice.org_project/320m18$Build-9502</meta:generator>
    <meta:printed-by>Kevin Sidwar</meta:printed-by>
    <meta:print-date>2012-07-20T11:20:16.52</meta:print-date>
    <meta:document-statistic meta:table-count="0" meta:image-count="1" meta:object-count="0" meta:page-count="1" meta:paragraph-count="0" meta:word-count="0" meta:character-count="0"/>
  </office:meta>
</office:document-meta>
</file>